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46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0.39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5.3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9311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5" style:family="table-cell" style:parent-style-name="Default">
      <style:text-properties style:font-name="Droid Sans Mono" fo:font-size="12pt" style:font-size-asian="12pt" style:font-size-complex="12pt"/>
    </style:style>
    <style:style style:name="ce6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12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transparent"/>
      <style:text-properties fo:color="#c9211e" style:font-name="Droid Sans Mono" fo:font-size="12pt" style:font-size-asian="12pt" style:font-size-complex="12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c9211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Droid Sans Mon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15"/>
        <table:table-column table:style-name="co5" table:number-columns-repeated="54" table:default-cell-style-name="ce5"/>
        <table:table-column table:style-name="co8" table:number-columns-repeated="2" table:default-cell-style-name="ce5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01</text:p>
          </table:table-cell>
          <table:table-cell table:style-name="ce2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36 Left; 7036 Right</text:p>
          </table:table-cell>
          <table:table-cell table:style-name="Default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4">
          <table:table-cell table:style-name="ce4" office:value-type="string" calcext:value-type="string">
            <text:p>E9230303</text:p>
          </table:table-cell>
          <table:table-cell table:style-name="ce4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.500" Left; 7051 in S @ 1.500" Left; 7051 in S @ 2.500" Left, 7061 in Right</text:p>
          </table:table-cell>
          <table:table-cell table:style-name="Default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4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09</text:p>
          </table:table-cell>
          <table:table-cell table:style-name="ce4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0</text:p>
          </table:table-cell>
          <table:table-cell table:style-name="ce4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 and Right, 7051 in S @ 0.500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2</text:p>
          </table:table-cell>
          <table:table-cell table:style-name="ce4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13</text:p>
          </table:table-cell>
          <table:table-cell table:style-name="ce2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4</text:p>
          </table:table-cell>
          <table:table-cell table:style-name="ce4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0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5</text:p>
          </table:table-cell>
          <table:table-cell table:style-name="ce4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6</text:p>
          </table:table-cell>
          <table:table-cell table:style-name="ce4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4" office:value-type="string" calcext:value-type="string">
            <text:p>E9230317</text:p>
          </table:table-cell>
          <table:table-cell table:style-name="ce4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7.000"; 7051 in S @ 8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18</text:p>
          </table:table-cell>
          <table:table-cell table:style-name="ce2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3</text:p>
          </table:table-cell>
          <table:table-cell table:style-name="ce4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2.0" from Left End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4</text:p>
          </table:table-cell>
          <table:table-cell table:style-name="ce4" office:value-type="float" office:value="9230323" calcext:value-type="float">
            <office:annotation draw:style-name="gr1" draw:text-style-name="P2" svg:width="1.1413in" svg:height="0.7083in" svg:x="3.4209in" svg:y="11.1772in" draw:caption-point-x="-0.2402in" draw:caption-point-y="0.5945in">
              <dc:creator>EJ</dc:creator>
              <dc:date>2020-07-24T00:00:00</dc:date>
              <text:p text:style-name="P1"><text:span text:style-name="T1">I think this is a </text:span><text:span text:style-name="T1">discrepancy and </text:span><text:span text:style-name="T1">should’ve been </text:span><text:span text:style-name="T1">0324</text:span></text:p>
            </office:annotation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5.0" from Left End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9230325</text:p>
          </table:table-cell>
          <table:table-cell table:style-name="ce4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26</text:p>
          </table:table-cell>
          <table:table-cell table:style-name="ce2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Left; 703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27</text:p>
          </table:table-cell>
          <table:table-cell table:style-name="ce2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10.000"; 7051 in S @ 11.000"; 7051 in S @ 12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31</text:p>
          </table:table-cell>
          <table:table-cell table:style-name="ce4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000";7051 in S @ 3.000"; 7051 in S @ 4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32</text:p>
          </table:table-cell>
          <table:table-cell table:style-name="ce4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33</text:p>
          </table:table-cell>
          <table:table-cell table:style-name="ce4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4</text:p>
          </table:table-cell>
          <table:table-cell table:style-name="ce4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36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9230335</text:p>
          </table:table-cell>
          <table:table-cell table:style-name="ce4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6</text:p>
          </table:table-cell>
          <table:table-cell table:style-name="ce4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37</text:p>
          </table:table-cell>
          <table:table-cell table:style-name="ce2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8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38</text:p>
          </table:table-cell>
          <table:table-cell table:style-name="ce2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E9230339</text:p>
          </table:table-cell>
          <table:table-cell table:style-name="ce2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40</text:p>
          </table:table-cell>
          <table:table-cell table:style-name="ce2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41</text:p>
          </table:table-cell>
          <table:table-cell table:style-name="ce2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4.25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, 7051 in S @ .500", 7051 in S @ 11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9</text:p>
          </table:table-cell>
          <table:table-cell table:style-name="ce2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2565</text:p>
          </table:table-cell>
          <table:table-cell table:style-name="ce4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2570</text:p>
          </table:table-cell>
          <table:table-cell table:style-name="ce4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6850</text:p>
          </table:table-cell>
          <table:table-cell table:style-name="ce4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19</text:p>
          </table:table-cell>
          <table:table-cell table:style-name="ce4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one hole on each side, same channel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0</text:p>
          </table:table-cell>
          <table:table-cell table:style-name="ce4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6 @ 45 degrees in Left w/ 7083 Counterbore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1</text:p>
          </table:table-cell>
          <table:table-cell table:style-name="ce4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2</text:p>
          </table:table-cell>
          <table:table-cell table:style-name="ce4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19</text:p>
          </table:table-cell>
          <table:table-cell table:style-name="ce4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76</text:p>
          </table:table-cell>
          <table:table-cell table:style-name="ce4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Inside Corner Bracket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4136</text:p>
          </table:table-cell>
          <table:table-cell table:style-name="ce4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4 Hole - Tall Gusseted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015</text:p>
          </table:table-cell>
          <table:table-cell table:style-name="ce4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Wide 3x3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66</text:p>
          </table:table-cell>
          <table:table-cell table:style-name="ce4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Rectangular Flat Pl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18</text:p>
          </table:table-cell>
          <table:table-cell table:style-name="ce4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Straight Flat Pl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07</text:p>
          </table:table-cell>
          <table:table-cell table:style-name="ce4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Straight Flat Plat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393</text:p>
          </table:table-cell>
          <table:table-cell table:style-name="ce4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BHSCS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Standard End Fastener, 1/4-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95</text:p>
          </table:table-cell>
          <table:table-cell table:style-name="ce4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10-32 Standard Anchor Fastener Assembly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4503</text:p>
          </table:table-cell>
          <table:table-cell table:style-name="ce4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to 15 Series 2 Hole - Transition Inside Corner Bracket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321</text:p>
          </table:table-cell>
          <table:table-cell table:style-name="ce4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FBHSCS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305</text:p>
          </table:table-cell>
          <table:table-cell table:style-name="ce4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875" Black SHCS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307</text:p>
          </table:table-cell>
          <table:table-cell table:style-name="ce4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1.250" Black SHCS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065</text:p>
          </table:table-cell>
          <table:table-cell table:style-name="ce4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750" Button Head Socket Cap Screw (BHS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080</text:p>
          </table:table-cell>
          <table:table-cell table:style-name="ce4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1.500" Socket Head Cap Screw (SH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258</text:p>
          </table:table-cell>
          <table:table-cell table:style-name="ce4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.286" ID Washer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76</text:p>
          </table:table-cell>
          <table:table-cell table:style-name="ce4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Roll-In T-Nut with Flex Handl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375" Button Head Socket Cap Screw (BHS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Slide-in Economy T-Nut - Centered Thread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6416</text:p>
          </table:table-cell>
          <table:table-cell table:style-name="ce4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 4" SINGLE FLANGE BEARINGBRAKE KIT READY <text:s text:c="14"/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6540</text:p>
          </table:table-cell>
          <table:table-cell table:style-name="ce4" office:value-type="float" office:value="9236540" calcext:value-type="float">
            <text:p>9236540</text:p>
          </table:table-cell>
          <table:table-cell/>
          <table:table-cell table:style-name="ce12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M6 X 40mm SHCS [BLACK] <text:s text:c="29"/>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 table:number-rows-repeated="152">
          <table:table-cell/>
          <table:table-cell table:style-name="ce3"/>
          <table:table-cell table:number-columns-repeated="1022"/>
        </table:table-row>
        <table:table-row table:style-name="ro3" table:number-rows-repeated="10482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 Mount Pedal Frame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55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style-name="Default"/>
          <table:table-cell table:number-columns-repeated="55"/>
        </table:table-row>
        <table:table-row table:style-name="ro6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Left @ 2.250", 7051 in S <text:s/>Left @ 10.375"</text:p>
          </table:table-cell>
          <table:table-cell table:style-name="Default"/>
          <table:table-cell table:number-columns-repeated="55"/>
        </table:table-row>
        <table:table-row table:style-name="ro7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table:style-name="ce11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string" calcext:value-type="string">
            <text:p>Standard End Fastener, 1/4-20</text:p>
          </table:table-cell>
          <table:table-cell table:number-columns-repeated="55"/>
          <table:table-cell table:style-name="ce5"/>
        </table:table-row>
        <table:table-row table:style-name="ro3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@ 4.250"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, 7051 in S @ .500", 7051 in S @ 11.500"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Default" table:number-columns-repeated="9"/>
          <table:table-cell table:number-columns-repeated="55"/>
        </table:table-row>
        <table:table-row table:style-name="ro3" table:number-rows-repeated="20">
          <table:table-cell table:number-columns-repeated="64"/>
        </table:table-row>
        <table:table-row table:style-name="ro3" table:number-rows-repeated="13">
          <table:table-cell table:style-name="Default" table:number-columns-repeated="8"/>
          <table:table-cell table:number-columns-repeated="56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ase Cockpit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style-name="Default"/>
          <table:table-cell/>
          <table:table-cell table:style-name="ce5" table:number-columns-repeated="53"/>
        </table:table-row>
        <table:table-row table:style-name="ro2">
          <table:table-cell table:style-name="ce2" office:value-type="string" calcext:value-type="string">
            <text:p>E9230301</text:p>
          </table:table-cell>
          <table:table-cell table:style-name="ce2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<text:s/>7036 Left; 7036 Right</text:p>
          </table:table-cell>
          <table:table-cell table:number-columns-repeated="55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number-columns-repeated="56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E9230303</text:p>
          </table:table-cell>
          <table:table-cell table:style-name="ce4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51 in S @ .500" Left; 7051 in S @ 1.500" Left; 7051 in S @ 2.500" Left, 7061 in Right</text:p>
          </table:table-cell>
          <table:table-cell table:number-columns-repeated="55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/>
          <table:table-cell/>
          <table:table-cell table:style-name="ce11"/>
          <table:table-cell table:number-columns-repeated="4"/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8" table:number-rows-repeated="7">
          <table:table-cell table:style-name="Default" table:number-columns-repeated="10"/>
          <table:table-cell table:number-columns-repeated="53"/>
        </table:table-row>
        <table:table-row table:style-name="ro3" table:number-rows-repeated="1048557">
          <table:table-cell table:number-columns-repeated="63"/>
        </table:table-row>
        <table:table-row table:style-name="ro9" table:number-rows-repeated="2">
          <table:table-cell table:number-columns-repeated="63"/>
        </table:table-row>
        <table:table-row table:style-name="ro9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0:55:42.743542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7-31T21:17:36.932029686</dc:date>
    <meta:generator>LibreOffice/6.3.6.2$Linux_X86_64 LibreOffice_project/30$Build-2</meta:generator>
    <meta:editing-duration>P1DT22H33M47S</meta:editing-duration>
    <meta:editing-cycles>10</meta:editing-cycles>
    <dc:creator>Erik Jacobs</dc:creator>
    <meta:document-statistic meta:table-count="3" meta:cell-count="9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